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2b96" officeooo:paragraph-rsid="00092b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20:12:56.980919936</meta:creation-date>
    <dc:date>2023-09-29T20:13:25.037328322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7.5.2.2$Linux_X86_64 LibreOffice_project/50$Build-2</meta:generator>
  </office:meta>
</office:document-meta>
</file>